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automatic-styles>
    <style:style style:name="P1" style:family="paragraph" style:parent-style-name="List_20_Paragraph">
      <style:text-properties fo:language="es" fo:country="ES"/>
    </style:style>
    <style:style style:name="P2" style:family="paragraph" style:parent-style-name="List_20_Paragraph">
      <style:text-properties fo:language="es" fo:country="ES" fo:font-weight="bold" style:font-weight-asian="bold" style:font-weight-complex="bold"/>
    </style:style>
    <style:style style:name="P3" style:family="paragraph" style:parent-style-name="List_20_Paragraph">
      <style:text-properties fo:language="es" fo:country="ES" style:text-underline-style="solid" style:text-underline-width="auto" style:text-underline-color="font-color"/>
    </style:style>
    <style:style style:name="P4" style:family="paragraph" style:parent-style-name="List_20_Paragraph" style:list-style-name="WWNum7"/>
    <style:style style:name="P5" style:family="paragraph" style:parent-style-name="List_20_Paragraph" style:list-style-name="WWNum1">
      <style:paragraph-properties fo:margin-left="0.751cm" fo:margin-right="0cm" fo:text-indent="-0.751cm" style:auto-text-indent="false"/>
    </style:style>
    <style:style style:name="P6" style:family="paragraph" style:parent-style-name="List_20_Paragraph" style:list-style-name="WWNum7">
      <style:paragraph-properties fo:margin-left="0.751cm" fo:margin-right="0cm" fo:text-indent="-0.751cm" style:auto-text-indent="false"/>
    </style:style>
    <style:style style:name="P7" style:family="paragraph" style:parent-style-name="List_20_Paragraph">
      <style:paragraph-properties fo:margin-left="0.751cm" fo:margin-right="0cm" fo:text-indent="0cm" style:auto-text-indent="false"/>
    </style:style>
    <style:style style:name="P8" style:family="paragraph" style:parent-style-name="List_20_Paragraph">
      <style:paragraph-properties fo:margin-left="0.751cm" fo:margin-right="0cm" fo:text-indent="0cm" style:auto-text-indent="false"/>
      <style:text-properties fo:language="es" fo:country="ES"/>
    </style:style>
    <style:style style:name="P9" style:family="paragraph" style:parent-style-name="List_20_Paragraph">
      <style:paragraph-properties fo:margin-left="0.751cm" fo:margin-right="0cm" fo:text-indent="0cm" style:auto-text-indent="false"/>
      <style:text-properties fo:language="es" fo:country="ES" fo:font-weight="bold" style:font-weight-asian="bold" style:font-weight-complex="bold"/>
    </style:style>
    <style:style style:name="P10" style:family="paragraph" style:parent-style-name="List_20_Paragraph">
      <style:paragraph-properties fo:margin-left="0.751cm" fo:margin-right="0cm" fo:text-indent="0cm" style:auto-text-indent="false"/>
      <style:text-properties fo:language="es" fo:country="ES" fo:font-weight="bold" style:font-weight-asian="bold" style:font-name-complex="Arial2" style:font-weight-complex="bold"/>
    </style:style>
    <style:style style:name="P11" style:family="paragraph" style:parent-style-name="List_20_Paragraph">
      <style:paragraph-properties fo:margin-left="0.751cm" fo:margin-right="0cm" fo:text-indent="0cm" style:auto-text-indent="false"/>
      <style:text-properties fo:font-style="italic" style:font-style-asian="italic" style:font-name-complex="Arial2" style:font-style-complex="italic"/>
    </style:style>
    <style:style style:name="P12" style:family="paragraph" style:parent-style-name="List_20_Paragraph">
      <style:paragraph-properties fo:margin-left="0.751cm" fo:margin-right="0cm" fo:text-indent="0cm" style:auto-text-indent="false"/>
      <style:text-properties style:font-name-complex="Arial2"/>
    </style:style>
    <style:style style:name="P13" style:family="paragraph" style:parent-style-name="List_20_Paragraph">
      <style:paragraph-properties fo:margin-left="2cm" fo:margin-right="0cm" fo:text-indent="0cm" style:auto-text-indent="false"/>
    </style:style>
    <style:style style:name="P14" style:family="paragraph" style:parent-style-name="List_20_Paragraph" style:list-style-name="WWNum3">
      <style:paragraph-properties fo:margin-left="2cm" fo:margin-right="0cm" fo:text-indent="0cm" style:auto-text-indent="false"/>
    </style:style>
    <style:style style:name="P15" style:family="paragraph" style:parent-style-name="List_20_Paragraph">
      <style:paragraph-properties fo:margin-left="2cm" fo:margin-right="0cm" fo:text-indent="0cm" style:auto-text-indent="false"/>
      <style:text-properties fo:language="es" fo:country="ES"/>
    </style:style>
    <style:style style:name="P16" style:family="paragraph" style:parent-style-name="Footer">
      <style:paragraph-properties fo:padding="0cm" fo:border="none"/>
    </style:style>
    <style:style style:name="P17" style:family="paragraph" style:parent-style-name="Footer">
      <style:paragraph-properties fo:margin-left="0cm" fo:margin-right="0.635cm" fo:text-indent="0cm" style:auto-text-indent="false"/>
    </style:style>
    <style:style style:name="P18" style:family="paragraph" style:parent-style-name="Standard">
      <style:text-properties fo:language="es" fo:country="ES"/>
    </style:style>
    <style:style style:name="P19" style:family="paragraph" style:parent-style-name="Standard">
      <style:text-properties fo:language="es" fo:country="ES" fo:font-weight="bold" style:font-weight-asian="bold" style:font-weight-complex="bold"/>
    </style:style>
    <style:style style:name="P20" style:family="paragraph" style:parent-style-name="Standard">
      <style:text-properties style:font-name-complex="Arial2"/>
    </style:style>
    <style:style style:name="P21" style:family="paragraph" style:parent-style-name="Standard">
      <style:text-properties fo:font-style="italic" style:font-style-asian="italic" style:font-name-complex="Arial2" style:font-style-complex="italic"/>
    </style:style>
    <style:style style:name="P22" style:family="paragraph" style:parent-style-name="Standard">
      <style:paragraph-properties fo:margin-left="0.751cm" fo:margin-right="0cm" fo:margin-top="0cm" fo:margin-bottom="0.265cm" fo:text-indent="0cm" style:auto-text-indent="false" fo:background-color="#ffffff">
        <style:background-image/>
      </style:paragraph-properties>
    </style:style>
    <style:style style:name="P23" style:family="paragraph" style:parent-style-name="Standard">
      <style:paragraph-properties fo:margin-left="0.751cm" fo:margin-right="0cm" fo:text-indent="0cm" style:auto-text-indent="false"/>
    </style:style>
    <style:style style:name="P24" style:family="paragraph" style:parent-style-name="Standard">
      <style:paragraph-properties fo:margin-left="0.751cm" fo:margin-right="0cm" fo:text-indent="0cm" style:auto-text-indent="false"/>
      <style:text-properties fo:font-style="italic" style:font-style-asian="italic" style:font-name-complex="Arial2" style:font-style-complex="italic"/>
    </style:style>
    <style:style style:name="P25" style:family="paragraph" style:parent-style-name="Standard">
      <style:paragraph-properties fo:margin-left="1.251cm" fo:margin-right="0cm" fo:text-indent="0cm" style:auto-text-indent="false"/>
    </style:style>
    <style:style style:name="P26" style:family="paragraph" style:parent-style-name="Standard">
      <style:paragraph-properties fo:margin-left="1.251cm" fo:margin-right="0cm" fo:text-indent="0cm" style:auto-text-indent="false"/>
      <style:text-properties fo:language="es" fo:country="ES"/>
    </style:style>
    <style:style style:name="P27" style:family="paragraph" style:parent-style-name="Standard" style:master-page-name="Standard">
      <style:paragraph-properties style:page-number="auto"/>
      <style:text-properties fo:language="es" fo:country="ES"/>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weight="bold" style:font-weight-asian="bold" style:font-name-complex="Arial2" style:font-weight-complex="bold"/>
    </style:style>
    <style:style style:name="T4" style:family="text">
      <style:text-properties fo:language="es" fo:country="ES" fo:font-style="italic" style:font-style-asian="italic" style:font-style-complex="italic"/>
    </style:style>
    <style:style style:name="T5" style:family="text">
      <style:text-properties fo:language="es" fo:country="ES" style:text-underline-style="solid" style:text-underline-width="auto" style:text-underline-color="font-color" fo:font-weight="bold" style:font-weight-asian="bold" style:font-weight-complex="bold"/>
    </style:style>
    <style:style style:name="T6" style:family="text">
      <style:text-properties fo:language="es" fo:country="ES" fo:background-color="#ffff00"/>
    </style:style>
    <style:style style:name="T7" style:family="text">
      <style:text-properties fo:font-weight="bold" style:font-weight-asian="bold" style:font-name-complex="Arial2" style:font-weight-complex="bold"/>
    </style:style>
    <style:style style:name="T8" style:family="text">
      <style:text-properties fo:font-style="italic" style:font-style-asian="italic" style:font-name-complex="Arial2" style:font-style-complex="italic"/>
    </style:style>
    <style:style style:name="T9" style:family="text">
      <style:text-properties fo:font-style="italic" fo:font-weight="bold" style:font-style-asian="italic" style:font-weight-asian="bold" style:font-name-complex="Arial2" style:font-style-complex="italic" style:font-weight-complex="bold"/>
    </style:style>
    <style:style style:name="T10" style:family="text">
      <style:text-properties style:font-name-complex="Arial2"/>
    </style:style>
    <style:style style:name="T11" style:family="text">
      <style:text-properties fo:color="#333333" style:letter-kerning="true" style:font-name-asian="Times New Roman1" style:font-name-complex="Arial2"/>
    </style:style>
    <style:style style:name="T12" style:family="text">
      <style:text-properties fo:color="#333333" fo:font-weight="bold" style:letter-kerning="true" style:font-name-asian="Times New Roman1" style:font-weight-asian="bold" style:font-name-complex="Arial2" style:font-weight-complex="bold"/>
    </style:style>
    <style:style style:name="T13" style:family="text">
      <style:text-properties fo:color="#333333" style:font-name-complex="Arial2"/>
    </style:style>
    <style:style style:name="T14" style:family="text">
      <style:text-properties fo:color="#333333" fo:font-style="italic" style:letter-kerning="true" style:font-name-asian="Times New Roman1" style:font-style-asian="italic" style:font-name-complex="Arial2" style:font-style-complex="italic"/>
    </style:style>
    <style:style style:name="T15" style:family="text">
      <style:text-properties fo:color="#444444" fo:font-style="italic" style:letter-kerning="true" style:font-name-asian="Times New Roman1" style:font-style-asian="italic" style:font-name-complex="Arial2" style:font-style-complex="italic"/>
    </style:style>
    <style:style style:name="T16" style:family="text">
      <style:text-properties fo:color="#444444" fo:font-style="italic" fo:font-weight="bold" style:letter-kerning="true" style:font-name-asian="Times New Roman1" style:font-style-asian="italic" style:font-weight-asian="bold" style:font-name-complex="Arial2" style:font-style-complex="italic" style:font-weight-complex="bold"/>
    </style:style>
    <style:style style:name="T17"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text:span text:style-name="T1">Quito, D.M. a 08 de julio de 2025</text:span></text:p>
      <text:p text:style-name="P18"/>
      <text:p text:style-name="P18"/>
      <text:p text:style-name="Standard"><text:span text:style-name="T1">Señora Magister</text:span></text:p>
      <text:p text:style-name="Standard"><text:span text:style-name="T1">Pamela Carolina Ramírez Herrería</text:span></text:p>
      <text:p text:style-name="Standard"><text:span text:style-name="T2">Coordinadora Zonal 9</text:span></text:p>
      <text:p text:style-name="Standard"><text:span text:style-name="T2">DIRECCIÓN GENERAL DE REGISTRO CIVIL, IDENTIFICACIÓN Y CEDULACIÓN</text:span></text:p>
      <text:p text:style-name="Standard"><text:span text:style-name="T1">Presente</text:span></text:p>
      <text:p text:style-name="P18"/>
      <text:p text:style-name="Standard"><text:span text:style-name="T1">De mi consideración. –</text:span></text:p>
      <text:p text:style-name="P18"/>
      <text:p text:style-name="Standard"><text:span text:style-name="T1">XXXX, portador de la cédula de ciudadanía No. XXXX, me presento ante usted y solicito lo siguiente en relación con el Acta de Inscripción de Defunción con número de registro D-060-000801-92 el 21 de mayo de 2025 de la señora Amelia Chiriboga González, para lo cual manifiesto que, el 11 de junio del presente año, ya se ingresó un requerimiento, sin tener respuesta hasta la presente fecha, para lo cual, expongo y solicito:</text:span></text:p>
      <text:p text:style-name="P18"/>
      <text:list xml:id="list630600493894811888" text:style-name="WWNum1">
        <text:list-item>
          <text:p text:style-name="P5"><text:span text:style-name="T2">ANTECEDENTES</text:span></text:p>
        </text:list-item>
      </text:list>
      <text:p text:style-name="P9"/>
      <text:list xml:id="list3922776419968982402" text:style-name="WWNum3">
        <text:list-item>
          <text:list>
            <text:list-item>
              <text:p text:style-name="P14"><text:span text:style-name="T1">Con oficio No. DIFERCIC-CGAJ-2025-0020-O de 19 de mayo de 2025 la Coordinadora General de Asesoría Jurídica del Registro Civil, concluyó:</text:span></text:p>
            </text:list-item>
          </text:list>
        </text:list-item>
      </text:list>
      <text:p text:style-name="P15"/>
      <text:p text:style-name="P13"><text:span text:style-name="T4">“(…) Con fundamento en el análisis jurídico precedente y en concordancia con la normativa legal aplicable, esta Coordinación General de Asesoría Jurídica concluye que resulta procedente el registro de defunci6n de la Sra. AMELIA CHlRIBOGA, ocurrida el 16 de noviembre de 1905 en el Sagrario Riobamba, utilizando como documento de sustento el certificado emitido por la Diócesis de San Pedro de Riobamba con fecha 10 de abril de 2025. </text:span></text:p>
      <text:p text:style-name="P13"><text:span text:style-name="T4">Así mismo, se evidencia que el testamento es un documento legal valido para el registro de la filiación paterna y materna en el presente acto administrativo, esta conclusión se fundamenta en la certificación emitida por la Casa de la Cultura Ecuatoriana Chimborazo donde establece que el original de dicho testamento reposa en el archivo histórico "JUAN FELIX PROANO" que constituye un documento fehaciente y legalmente admisible que acredita de manera indubitable los vínculos de parentesco filial, es importante mencionar que para la inscripción de la filiaci6n se requiere la presentación de documentos idóneos, tales como partidas de nacimiento o reconocimientos legales, que permitan establecer con certeza la relación de parentesco, requisitos que se cumple en el presente caso.</text:span></text:p>
      <text:p text:style-name="P13"><text:span text:style-name="T4">Esta decisión se alinea con el principio de legalidad, consagrado en el artículo 226 de la Constitución de la Republica del Ecuador, que impone a las públicas actuar con sujeción a la ley. En materia de registro civil, la Ley Orgánica de Gestión de la Identidad y Datos Civiles y su reglamento </text:span><text:soft-page-break/><text:span text:style-name="T4">establecen los documentos probatorios necesarios para la inscripción de los diferentes hechos vitales, incluyendo la filiación”.</text:span></text:p>
      <text:p text:style-name="P19"/>
      <text:list xml:id="list26544389" text:continue-numbering="true" text:style-name="WWNum3">
        <text:list-item>
          <text:list>
            <text:list-item>
              <text:p text:style-name="P14"><text:span text:style-name="T1">El Registro Civil, Identificación y Cedulación emitió el Acta de Inscripción de Defunción con número de registro D-060-000801-92 el 21 de mayo de 2025 de la señora Amelia Chiriboga González.</text:span></text:p>
            </text:list-item>
          </text:list>
        </text:list-item>
      </text:list>
      <text:p text:style-name="P19"/>
      <text:list xml:id="list26542863" text:continue-list="list630600493894811888" text:style-name="WWNum1">
        <text:list-item>
          <text:p text:style-name="P5"><text:span text:style-name="T3">NORMATIVA</text:span></text:p>
        </text:list-item>
      </text:list>
      <text:p text:style-name="P10"/>
      <text:p text:style-name="P7"><text:span text:style-name="T3">Constitución de la República del Ecuador</text:span></text:p>
      <text:p text:style-name="P10"/>
      <text:p text:style-name="P7"><text:span text:style-name="T8">“Art. 82.- El derecho a la seguridad jurídica se fundamenta en el respeto a la Constitución y en la existencia de normas jurídicas previas, claras, públicas y aplicadas por las autoridades competentes”.</text:span></text:p>
      <text:p text:style-name="P11"/>
      <text:p text:style-name="P7"><text:span text:style-name="T8">“Art. 226.- Las instituciones del Estado, sus organismos, dependencias, las servidoras o servidores públicos y las personas que actúen en virtud de una potestad estatal ejercerán solamente las competencias y facultades que les sean atribuidas en la Constitución y la ley. Tendrán el deber de coordinar acciones para el cumplimiento de sus fines y hacer efectivo el goce y ejercicio de los derechos reconocidos en la Constitución”.</text:span></text:p>
      <text:p text:style-name="P12"/>
      <text:p text:style-name="P22"><text:span text:style-name="T12">Ley Orgánica Gestión de la Identidad y Datos Civiles</text:span></text:p>
      <text:p text:style-name="P22"><text:span text:style-name="T11">“Art. 1.- La presente Ley tiene por objeto garantizar el derecho a la identidad de las personas y normar y regular la gestión de la inscripción y el registro de los hechos y actos relativos al estado civil de las personas y su identificación”.</text:span></text:p>
      <text:p text:style-name="P22"><text:span text:style-name="T11">“Art. 10.- Hecho y actos relativos al estado civil de las personas. La Dirección General de Registro Civil, Identificación y Cedulación solemnizará, autorizará, inscribirá y registrará, según corresponda, entre otros, los siguientes hechos y actos relativos al estado civil de las personas y sus modificaciones: (…) 8. </text:span><text:span text:style-name="T13">Los matrimonios”.</text:span></text:p>
      <text:p text:style-name="P22"><text:span text:style-name="T15">“Art. 11. Obligatoriedad.-</text:span><text:span text:style-name="T16"> </text:span><text:span text:style-name="T14">La inscripción o registro de los hechos y actos relativos al estado civil e identificación de las personas tienen el carácter de obligatorio en el territorio ecuatoriano”.</text:span></text:p>
      <text:p text:style-name="P23"><text:span text:style-name="T7">Código Cvil</text:span></text:p>
      <text:p text:style-name="P23"><text:span text:style-name="T10"><text:s/></text:span><text:span text:style-name="T8">“Art.332.- El estado civil de casado, divorciado, viudo, padre, hijo, se probará con las respectivas copias de las actas de Registro Civil”.</text:span></text:p>
      <text:p text:style-name="P24"/>
      <text:p text:style-name="P23"><text:span text:style-name="T8">“Art.334.- Se presumirá la autenticidad y pureza de los documentos antedichos, si estuvieren en la forma debida”.</text:span></text:p>
      <text:p text:style-name="P20"/>
      <text:p text:style-name="P23"><text:span text:style-name="T7">Ley Organica Para La Optimizacion Y Eficiencia De Tramites Administrativos</text:span></text:p>
      <text:p text:style-name="P20"/>
      <text:p text:style-name="P23"><text:soft-page-break/><text:span text:style-name="T8">“Art. 3.- Principios.- Además de los principios establecidos en los artículos 227 y 314 de la Constitución de la República, los trámites administrativos estarán sujetos a los siguientes:</text:span></text:p>
      <text:p text:style-name="P21"/>
      <text:p text:style-name="P23"><text:span text:style-name="T8">(…) 9. Presunción de veracidad.- Salvo prueba en contrario, los documentos y declaraciones presentadas por las y los administrados, en el marco de un trámite administrativo y de conformidad con el ordenamiento jurídico vigente, se presumirán verdaderos, sin perjuicio de las responsabilidades administrativas, civiles y penales que se generen por faltar a la verdad en lo declarado o informado.</text:span></text:p>
      <text:p text:style-name="P20"/>
      <text:p text:style-name="P23"><text:span text:style-name="T8">10. Responsabilidad sobre la información.- La veracidad y autenticidad de la información proporcionada por las y los administrados en la gestión de trámites administrativos es de su exclusiva responsabilidad”.</text:span></text:p>
      <text:p text:style-name="P20"/>
      <text:p text:style-name="P23"><text:span text:style-name="T8">“Art. 10.- Veracidad de la información.- Las entidades reguladas por esta Ley presumirán que las declaraciones, documentos y actuaciones de las personas efectuadas en virtud de trámites administrativos son verdaderas, bajo aviso a la o al administrado de que, en caso de verificarse lo contrario, el trámite y resultado final de la gestión podrán ser negados y archivados, o los documentos emitidos carecerán de validez alguna, sin perjuicio de las sanciones y otros efectos jurídicos establecidos en la ley. El listado de actuaciones anuladas por la entidad en virtud de lo establecido en este inciso estará disponible para las demás entidades del Estado. Para el efecto, las y los administrados deberán presentar declaraciones responsables. A los efectos de esta Ley, se entenderá por declaración responsable el instrumento público suscrito por el interesado en el que manifiesta, bajo su responsabilidad, que cumple con los requisitos establecidos en la normativa vigente para el ejercicio de una actividad, que dispone de la documentación que así lo acredita y que se compromete a mantener su cumplimiento durante el periodo de tiempo inherente a dicho ejercicio. Las entidades reguladas por esta Ley publicarán en sus páginas web institucionales y tendrán disponibles en sus instalaciones modelos de declaración responsable que se podrán presentar personalmente o por vía electrónica. Las declaraciones responsables contendrán notas que recuerden la responsabilidad del suscriptor respecto de la veracidad de la información proporcionada. Las declaraciones responsables permitirán ejercer una actividad, desde el día de su presentación, sin perjuicio de las facultades de control, inspección y vigilancia que tenga atribuida la entidad competente ante la cual se realizó la declaración responsable y de las responsabilidades administrativas, civiles o penales que se puedan establecer por consagrar información incompleta, falsa o adulterada”.</text:span></text:p>
      <text:p text:style-name="P19"/>
      <text:p text:style-name="P19"/>
      <text:list xml:id="list26525797" text:continue-numbering="true" text:style-name="WWNum1">
        <text:list-item>
          <text:p text:style-name="P5"><text:span text:style-name="T2">ACTA DE INSCRIPCIÓN DE DEFUNCIÓN</text:span></text:p>
        </text:list-item>
      </text:list>
      <text:p text:style-name="P9"/>
      <text:p text:style-name="P7"><text:span text:style-name="T1">Conforme la normativa citada y más constante en el criterio legal de la institución se emitió y entregó la Inscripción de Defunción de la señora AMELIA CHIRIBOGA GONZALEZ, en la que consta la siguiente información:</text:span></text:p>
      <text:p text:style-name="P8"><text:soft-page-break/></text:p>
      <text:p text:style-name="P7"><text:span text:style-name="T1">Nacionalidad: <text:tab/><text:tab/><text:tab/>Ecuatoriana</text:span></text:p>
      <text:p text:style-name="P7"><text:span text:style-name="T1">Sexo: <text:tab/><text:tab/><text:tab/><text:tab/>Mujer</text:span></text:p>
      <text:p text:style-name="P8"/>
      <text:p text:style-name="P7"><text:span text:style-name="T5">ESTADO CIVIL:</text:span><text:span text:style-name="T2"> <text:tab/><text:tab/></text:span><text:span text:style-name="T5">CASADA</text:span></text:p>
      <text:p text:style-name="P9"/>
      <text:p text:style-name="P7"><text:span text:style-name="T1">Edad: <text:tab/><text:tab/><text:tab/><text:tab/>28 años</text:span></text:p>
      <text:p text:style-name="P7"><text:span text:style-name="T1">Lugar de Fallecimiento: <text:tab/>Ecuador</text:span></text:p>
      <text:p text:style-name="P7"><text:span text:style-name="T1">Provincia: <text:tab/><text:tab/><text:tab/>Riobamba</text:span></text:p>
      <text:p text:style-name="P7"><text:span text:style-name="T1">Cantón: <text:tab/><text:tab/><text:tab/><text:tab/>Riobamba</text:span></text:p>
      <text:p text:style-name="P7"><text:span text:style-name="T1">Parroquia: <text:tab/><text:tab/><text:tab/>Lizarzaburo</text:span></text:p>
      <text:p text:style-name="P7"><text:span text:style-name="T1">Fecha: <text:tab/><text:tab/><text:tab/><text:tab/>16 de noviembre de 1905</text:span></text:p>
      <text:p text:style-name="P7"><text:span text:style-name="T1">Causa de la muerte: <text:tab/><text:tab/>murió de parto</text:span></text:p>
      <text:p text:style-name="P7"><text:span text:style-name="T1">Nombres y Apellidos del Padre: Francisco Javier Chiriboga</text:span></text:p>
      <text:p text:style-name="P7"><text:span text:style-name="T1">Nombres y Apellidos de la Madre: Zoila González Ricaurte</text:span></text:p>
      <text:p text:style-name="P9"/>
      <text:list xml:id="list26526600" text:continue-numbering="true" text:style-name="WWNum1">
        <text:list-item>
          <text:p text:style-name="P5"><text:span text:style-name="T2">PETICIÓN</text:span></text:p>
        </text:list-item>
      </text:list>
      <text:p text:style-name="P19"/>
      <text:p text:style-name="Standard"><text:span text:style-name="T1">De conformidad a la documentación entregada, la Dirección General de Registro Civil, Identificación y Cedulación se emitió el Acta de Inscripción de Defunción de la señora AMELIA CHIRIBOGA GONZALEZ con los datos antes indicados, debiendo resaltarse que consta únicamente el </text:span><text:span text:style-name="T2">estado civil - casada</text:span><text:span text:style-name="T1">.</text:span></text:p>
      <text:p text:style-name="P18"/>
      <text:p text:style-name="Standard"><text:span text:style-name="T1">Al respecto del Estado Civil de la señora AMELIA CHIRIBOGA GONZALEZ, la Diócesis de San Pedro de Riobamba, a través del Fondo Documental Diocesano, Archivo Histórico, ha emitido los siguientes documentos de carácter públicos debidamente certificados:</text:span></text:p>
      <text:p text:style-name="P18"/>
      <text:list xml:id="list3522843364412907241" text:style-name="WWNum7">
        <text:list-item>
          <text:p text:style-name="P4"><text:span text:style-name="T1">el 12 de marzo de 2025, CERTIFICÓ lo siguiente:</text:span></text:p>
        </text:list-item>
      </text:list>
      <text:p text:style-name="P18"/>
      <text:p text:style-name="P25"><text:span text:style-name="T1">“En el TOMO IM 05 PAGINA 244 NÚMERO s.n. Del ARCHIVO DIOCESANO, se halla lo siguiente:</text:span></text:p>
      <text:p text:style-name="P26"/>
      <text:p text:style-name="P25"><text:span text:style-name="T2">CERTIFICADO DE INFORMACIÓN MATRIMONIAL</text:span></text:p>
      <text:p text:style-name="P26"/>
      <text:p text:style-name="P25"><text:span text:style-name="T1">FECHA DEL INFORME DEL MATRIMONIO: 10 de febrero de 1893</text:span></text:p>
      <text:p text:style-name="P26"/>
      <text:p text:style-name="P25"><text:span text:style-name="T1">IGLESIA: El Sagrario de Riobamba</text:span></text:p>
      <text:p text:style-name="P26"/>
      <text:p text:style-name="P25"><text:span text:style-name="T1">MINISTRO: P. Párraco</text:span></text:p>
      <text:p text:style-name="P26"/>
      <text:p text:style-name="P25"><text:span text:style-name="T5">NOMBRE DE LOS CONTRAYENTES: ALBERTO MANCHENO Y AMELIA CHIRIBOGA (…)”.</text:span></text:p>
      <text:p text:style-name="P18"/>
      <text:list xml:id="list26513541" text:continue-numbering="true" text:style-name="WWNum7">
        <text:list-item>
          <text:p text:style-name="P4"><text:span text:style-name="T1">El 10 de abril de 2025, CERTIFICÓ lo siguiente:</text:span></text:p>
        </text:list-item>
      </text:list>
      <text:p text:style-name="P1"/>
      <text:p text:style-name="List_20_Paragraph"><text:soft-page-break/><text:span text:style-name="T1">En el Tomo D 10 PAGINA 214 NÚMERO s.n. Del ARCHIVO DIOCESANO, se halla lo siguiente:</text:span></text:p>
      <text:p text:style-name="P2"/>
      <text:p text:style-name="P2"/>
      <text:p text:style-name="List_20_Paragraph"><text:span text:style-name="T2">PARTIDA DE DEFUNCIÓN</text:span></text:p>
      <text:p text:style-name="P1"/>
      <text:p text:style-name="List_20_Paragraph"><text:span text:style-name="T1">FECHA DE DEFUNCIÓN: 16 de noviembre de 1905</text:span></text:p>
      <text:p text:style-name="P1"/>
      <text:p text:style-name="List_20_Paragraph"><text:span text:style-name="T1">PARROQUIA: El Sagrario de Riobamba</text:span></text:p>
      <text:p text:style-name="P1"/>
      <text:p text:style-name="List_20_Paragraph"><text:span text:style-name="T1">MINISTRO: P. Mario Quiblier</text:span></text:p>
      <text:p text:style-name="P3"/>
      <text:p text:style-name="List_20_Paragraph"><text:span text:style-name="T1">NOMBRE: AMELIA CHIRIBOGA</text:span></text:p>
      <text:p text:style-name="P1"/>
      <text:p text:style-name="List_20_Paragraph"><text:span text:style-name="T5">CONYUGE: “Esposa que fue del señor Alberto Mancheno”</text:span></text:p>
      <text:p text:style-name="P1"/>
      <text:p text:style-name="List_20_Paragraph"><text:span text:style-name="T1">NOTA MARGINAL: “Murió de parto de edad de veintiocho años”</text:span></text:p>
      <text:p text:style-name="P18"/>
      <text:p text:style-name="Standard"><text:span text:style-name="T1">Por lo expuesto y debidamente amparado en normativa que ha sido citada en este documento, solicito muy comedidamente e insisto que </text:span><text:span text:style-name="T2">se rectifique el Acta de Inscripción de Defunción para que en la misma además de constar que la señora Amelia Chiriboga fue de estado civil Casada, en atención a las certificaciones de la Diócesis de San Pedro de Riobamba, </text:span><text:span text:style-name="T5">se incorpore en el Acta el nombre del cónyuge señor Alberto Mancheno</text:span><text:span text:style-name="T1">, en atención a lo que disponen los artículos 10 y 11 de la Ley Orgánica de Gestión de la Identidad y Datos Civiles, para lo cual adjunto los documentos indicados: Inscripción de Defunción; Partida de Defunción; y, Certificado de Información Matrimonial.</text:span></text:p>
      <text:p text:style-name="P19"/>
      <text:list xml:id="list26529706" text:continue-numbering="true" text:style-name="WWNum7">
        <text:list-item>
          <text:p text:style-name="P6"><text:span text:style-name="T2">NOTIFICACIONES</text:span></text:p>
        </text:list-item>
      </text:list>
      <text:p text:style-name="P19"/>
      <text:p text:style-name="Standard"><text:span text:style-name="T1">Para notificaciones señalo mi correo electrónico personal: </text:span><text:span text:style-name="T17">XXXXX</text:span></text:p>
      <text:p text:style-name="P18"/>
      <text:p text:style-name="Standard"><text:span text:style-name="T1">Mi número de teléfono celular: </text:span><text:span text:style-name="T6">XXXX</text:span></text:p>
      <text:p text:style-name="P18"/>
      <text:p text:style-name="Standard"><text:span text:style-name="T1">Mi cédula de ciudadanía: </text:span><text:span text:style-name="T6">XXXX</text:span></text:p>
      <text:p text:style-name="P18"/>
      <text:p text:style-name="Standard"><text:span text:style-name="T1">Atentamente,</text:span></text:p>
      <text:p text:style-name="P18"/>
      <text:p text:style-name="P18"/>
      <text:p text:style-name="Standard"><text:span text:style-name="T6">XXX</text:span></text:p>
      <text:p text:style-name="Standard"><text:span text:style-name="T6">C.C. XXXX</text:span></text:p>
      <text:p text:style-name="Standard"><text:span text:style-name="T6">Cel. <text:line-break/>XXX</text:span></text:p>
      <text:p text:style-name="Standard"><text:span text:style-name="T6">Correo:</text:span></text:p>
      <text:p text:style-name="Standard"><text:span text:style-name="T6">X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Body CS)" svg:font-family="'Times New Roman (Body C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en" style:country-asian="US"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style:use-window-font-color="true" style:font-name="Arial" fo:font-size="12pt" fo:language="en" fo:country="none" style:letter-kerning="true" style:font-name-asian="SimSun" style:font-size-asian="12pt" style:language-asian="en" style:country-asian="US" style:font-name-complex="Times New Roman (Body C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2f5496" style:font-name="Calibri"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2f5496" style:font-name="Calibri"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2f5496"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alibri" style:font-name-complex="F"/>
    </style:style>
    <style:style style:name="Heading_20_8" style:display-name="Heading 8" style:family="paragraph" style:parent-style-name="Standard" style:next-style-name="Text_20_body" style:default-outline-level="8" style:list-style-name="Outline" style:class="text">
      <style:paragraph-properties fo:keep-together="always" fo:keep-with-next="always"/>
      <style:text-properties fo:color="#272727" style:font-name="Calibri"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keep-together="always" fo:keep-with-next="always"/>
      <style:text-properties fo:color="#272727" style:font-name="Calibri" style:font-name-complex="F"/>
    </style:style>
    <style:style style:name="Title" style:family="paragraph" style:parent-style-name="Standard" style:next-style-name="Subtitle" style:default-outline-level="" style:list-style-name="" style:class="chapter">
      <style:paragraph-properties fo:margin-top="0cm" fo:margin-bottom="0.141cm"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595959" style:font-name="Calibri"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2f5496" fo:border-bottom="0.018cm solid #2f5496"/>
      <style:text-properties fo:color="#2f5496"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176cm" fo:margin-bottom="0.176cm" fo:text-align="start" style:justify-single-word="false"/>
      <style:text-properties style:font-name="Times New Roman" style:letter-kerning="true" style:font-name-asian="Times New Roman1" style:font-name-complex="Times New Roman1"/>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style:font-name="Calibri" fo:font-size="14pt" style:font-size-asian="14pt" style:font-name-complex="F" style:font-size-complex="14pt"/>
    </style:style>
    <style:style style:name="Heading_20_4_20_Char" style:display-name="Heading 4 Char" style:family="text" style:parent-style-name="Default_20_Paragraph_20_Font">
      <style:text-properties fo:color="#2f5496" style:font-name="Calibri"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alibri" style:font-name-complex="F"/>
    </style:style>
    <style:style style:name="Heading_20_6_20_Char" style:display-name="Heading 6 Char" style:family="text" style:parent-style-name="Default_20_Paragraph_20_Font">
      <style:text-properties fo:color="#595959"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alibri" style:font-name-complex="F"/>
    </style:style>
    <style:style style:name="Heading_20_8_20_Char" style:display-name="Heading 8 Char" style:family="text" style:parent-style-name="Default_20_Paragraph_20_Font">
      <style:text-properties fo:color="#272727" style:font-name="Calibri"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alibri" style:font-name-complex="F"/>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Subtitle_20_Char" style:display-name="Subtitle Char" style:family="text" style:parent-style-name="Default_20_Paragraph_20_Font">
      <style:text-properties fo:color="#595959" style:font-name="Calibri" fo:font-size="14pt" fo:letter-spacing="0.026cm"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l1" style:family="text" style:parent-style-name="Default_20_Paragraph_20_Font"/>
    <style:style style:name="l2"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rosoft Office User</meta:initial-creator>
    <dc:creator>Microsoft Office User</dc:creator>
    <meta:editing-cycles>3</meta:editing-cycles>
    <meta:print-date>2025-06-11T14:55:00</meta:print-date>
    <meta:creation-date>2025-07-07T21:14:00</meta:creation-date>
    <dc:date>2025-07-07T21:23:00</dc:date>
    <meta:editing-duration>PT6S</meta:editing-duration>
    <meta:generator>OpenOffice/4.1.15$Win32 OpenOffice.org_project/4115m2$Build-9813</meta:generator>
    <meta:document-statistic meta:table-count="0" meta:image-count="0" meta:object-count="0" meta:page-count="5" meta:paragraph-count="76" meta:word-count="1558" meta:character-count="9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